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comment</text:p>
          </table:table-cell>
          <table:table-cell table:style-name="ce5"/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pty window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ve cursor (cursor moves only on grid snap)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REATE RECT hotkey</text:p>
            <text:p>Creates new rectangle (1)</text:p>
            <text:p>Indication on new rectangl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ve mouse</text:p>
          </table:table-cell>
          <table:table-cell table:number-columns-repeated="102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RECT hotkey</text:p>
            <text:p>Creates new rectangle (2)</text:p>
            <text:p>Indication on new rectangl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 hotke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x2 selected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OVE MOUSE</text:p>
            <text:p>Over Box1</text:p>
            <text:p>Box1 Indicated</text:p>
          </table:table-cell>
          <table:table-cell table:number-columns-repeated="102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LECT hotkey</text:p>
            <text:p>Box2 selected</text:p>
            <text:p>Box1 selected</text:p>
          </table:table-cell>
          <table:table-cell table:number-columns-repeated="102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RROW hotkey</text:p>
            <text:p>Box2 selected</text:p>
            <text:p>Box1 selected</text:p>
            <text:p>Arrow from box1 to box2</text:p>
            <text:p>Pin-names float along line, but</text:p>
            <text:p>Just outside of bo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a</text:p>
          </table:table-cell>
          <table:table-cell table:style-name="Default"/>
          <table:table-cell table:style-name="ce3" office:value-type="string" calcext:value-type="string">
            <text:p>Select pin-name from drop-down (if not already correct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b</text:p>
          </table:table-cell>
          <table:table-cell table:style-name="Default"/>
          <table:table-cell table:style-name="ce3" office:value-type="string" calcext:value-type="string">
            <text:p>Hit TAB key (spacebar?) to roll through list of pin-names for that box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5">
          <table:table-cell office:value-type="string" calcext:value-type="string">
            <text:p>9 continued</text:p>
          </table:table-cell>
          <table:table-cell table:style-name="Default" office:value-type="string" calcext:value-type="string">
            <text:p>SAVE hotkey</text:p>
            <text:p>Editor creates ports @ edges of boxes</text:p>
            <text:p>Leaves text floating “near” ports</text:p>
            <text:p>Then, writes o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ox </text:p>
          </table:table-cell>
          <table:table-cell table:style-name="ce5" office:value-type="string" calcext:value-type="string">
            <text:p>arrow</text:p>
          </table:table-cell>
          <table:table-cell table:style-name="ce8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begin (x,y)</text:p>
          </table:table-cell>
          <table:table-cell office:value-type="string" calcext:value-type="string">
            <text:p>Left Top Right Botto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{inports}</text:p>
          </table:table-cell>
          <table:table-cell office:value-type="string" calcext:value-type="string">
            <text:p>end (x,y)</text:p>
          </table:table-cell>
          <table:table-cell office:value-type="string" calcext:value-type="string">
            <text:p>“text”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{outports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/>
          <table:table-cell table:style-name="ce3" office:value-type="string" calcext:value-type="string">
            <text:p>hover over Kind to select from pulldow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O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ver over Kind and hit TAB key to roll through existing kind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O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Double-click on kind to in-place edit kind-name (add to kind list if new)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5:35:07.928608259</meta:creation-date>
    <dc:date>2020-06-29T15:55:14.845953148</dc:date>
    <meta:editing-duration>PT8M35S</meta:editing-duration>
    <meta:editing-cycles>4</meta:editing-cycles>
    <meta:generator>LibreOffice/6.4.3.2$Linux_X86_64 LibreOffice_project/40$Build-2</meta:generator>
    <meta:document-statistic meta:table-count="1" meta:cell-count="45" meta:object-count="0"/>
  </office:meta>
</office:document-meta>
</file>